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Ultrafine_20_Dashed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8.145cm" svg:y1="11.16cm" svg:x2="2.905cm" svg:y2="11.16cm">
          <text:p/>
        </draw:line>
        <draw:line draw:style-name="gr1" draw:text-style-name="P1" draw:layer="layout" svg:x1="10.525cm" svg:y1="11.16cm" svg:x2="10.525cm" svg:y2="1.635cm">
          <text:p/>
        </draw:line>
        <draw:custom-shape draw:style-name="gr2" draw:text-style-name="P1" draw:layer="layout" svg:width="10.16cm" svg:height="5.08cm" svg:x="5.445cm" svg:y="6.0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925cm" svg:height="0.962cm" svg:x="18.145cm" svg:y="11.16cm">
          <draw:text-box>
            <text:p>X</text:p>
          </draw:text-box>
        </draw:frame>
        <draw:frame draw:style-name="gr3" draw:layer="layout" svg:width="0.925cm" svg:height="0.962cm" svg:x="9.6cm" svg:y="1.308cm">
          <draw:text-box>
            <text:p>Z</text:p>
          </draw:text-box>
        </draw:frame>
        <draw:frame draw:style-name="gr3" draw:layer="layout" svg:width="0.925cm" svg:height="0.962cm" svg:x="15.315cm" svg:y="11.16cm">
          <draw:text-box>
            <text:p>1</text:p>
          </draw:text-box>
        </draw:frame>
        <draw:frame draw:style-name="gr3" draw:layer="layout" svg:width="0.925cm" svg:height="0.962cm" svg:x="10.525cm" svg:y="5.118cm">
          <draw:text-box>
            <text:p>1</text:p>
          </draw:text-box>
        </draw:frame>
        <draw:frame draw:style-name="gr3" draw:layer="layout" svg:width="1.56cm" svg:height="0.962cm" svg:x="4.81cm" svg:y="11.16cm">
          <draw:text-box>
            <text:p>-1</text:p>
          </draw:text-box>
        </draw:frame>
        <draw:frame draw:style-name="gr4" draw:layer="layout" svg:width="1.128cm" svg:height="1.171cm" svg:x="9.89cm" svg:y="11.259cm">
          <draw:text-box>
            <text:p>V<text:span text:style-name="T1">3</text:span></text:p>
          </draw:text-box>
        </draw:frame>
        <draw:frame draw:style-name="gr4" draw:layer="layout" svg:width="1.128cm" svg:height="1.171cm" svg:x="9.397cm" svg:y="4.909cm">
          <draw:text-box>
            <text:p>V<text:span text:style-name="T1">1</text:span></text:p>
          </draw:text-box>
        </draw:frame>
        <draw:frame draw:style-name="gr4" draw:layer="layout" svg:width="1.128cm" svg:height="1.171cm" svg:x="15.605cm" svg:y="9.989cm">
          <draw:text-box>
            <text:p>V<text:span text:style-name="T1">2</text:span></text:p>
          </draw:text-box>
        </draw:frame>
        <draw:frame draw:style-name="gr4" draw:layer="layout" svg:width="1.128cm" svg:height="1.171cm" svg:x="4.317cm" svg:y="9.989cm">
          <draw:text-box>
            <text:p>V<text:span text:style-name="T1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tay Meiri</meta:initial-creator>
    <meta:creation-date>2010-09-24T14:11:19</meta:creation-date>
    <dc:date>2010-09-25T17:28:50</dc:date>
    <dc:creator>Etay Meiri</dc:creator>
    <meta:editing-duration>PT27H17M31S</meta:editing-duration>
    <meta:editing-cycles>3</meta:editing-cycles>
    <meta:generator>OpenOffice.org/3.2$Unix OpenOffice.org_project/320m12$Build-9483</meta:generator>
    <meta:document-statistic meta:object-count="12"/>
  </office:meta>
</office:document-meta>
</file>